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2.67mm" fo:break-before="auto" style:use-optimal-row-height="false"/>
    </style:style>
    <style:style style:name="ro13" style:family="table-row">
      <style:table-row-properties style:row-height="20.57mm" fo:break-before="auto" style:use-optimal-row-height="false"/>
    </style:style>
    <style:style style:name="ro14" style:family="table-row">
      <style:table-row-properties style:row-height="23.88mm" fo:break-before="auto" style:use-optimal-row-height="false"/>
    </style:style>
    <style:style style:name="ro15" style:family="table-row">
      <style:table-row-properties style:row-height="23.48mm" fo:break-before="auto" style:use-optimal-row-height="false"/>
    </style:style>
    <style:style style:name="ro16" style:family="table-row">
      <style:table-row-properties style:row-height="25.08mm" fo:break-before="auto" style:use-optimal-row-height="false"/>
    </style:style>
    <style:style style:name="ro17" style:family="table-row">
      <style:table-row-properties style:row-height="21.85mm" fo:break-before="auto" style:use-optimal-row-height="false"/>
    </style:style>
    <style:style style:name="ro18" style:family="table-row">
      <style:table-row-properties style:row-height="16.6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158466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168253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50938a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7" style:family="table-cell" style:parent-style-name="Default">
      <style:table-cell-properties fo:background-color="#168253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50938a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8" style:family="table-cell" style:parent-style-name="Default">
      <style:table-cell-properties fo:border-bottom="0.99pt solid #000000" fo:background-color="#168253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99pt solid #000000" fo:background-color="#50938a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7" office:value-type="string" calcext:value-type="string">
            <text:p>Martes</text:p>
          </table:table-cell>
          <table:table-cell table:style-name="ce27" office:value-type="string" calcext:value-type="string">
            <text:p>Miércoles</text:p>
          </table:table-cell>
          <table:table-cell table:style-name="ce27" office:value-type="string" calcext:value-type="string">
            <text:p>Jueves</text:p>
          </table:table-cell>
          <table:table-cell table:style-name="ce27" office:value-type="string" calcext:value-type="string">
            <text:p>Viernes</text:p>
          </table:table-cell>
          <table:table-cell table:style-name="ce27" office:value-type="string" calcext:value-type="string">
            <text:p>Sábado</text:p>
          </table:table-cell>
          <table:table-cell table:style-name="ce38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Día solicitado</text:p>
          </table:table-cell>
          <table:table-cell table:style-name="ce28" office:value-type="string" calcext:value-type="string">
            <text:p>Día solicitado</text:p>
          </table:table-cell>
          <table:table-cell table:number-columns-repeated="2" table:style-name="ce28" office:value-type="string" calcext:value-type="string">
            <text:p>Programación</text:p>
          </table:table-cell>
          <table:table-cell table:style-name="ce28" office:value-type="string" calcext:value-type="string">
            <text:p>Día solicitado</text:p>
          </table:table-cell>
          <table:table-cell table:style-name="ce28" office:value-type="string" calcext:value-type="string">
            <text:p>Día de </text:p>
            <text:p>Encuentros</text:p>
          </table:table-cell>
          <table:table-cell table:style-name="ce40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32"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table:style-name="ce32"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43" office:value-type="string" calcext:value-type="string">
            <text:p>10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table:style-name="ce32"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32"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 table:number-columns-repeated="5"/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0">
          <table:table-cell table:number-columns-repeated="5"/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1">
          <table:table-cell table:number-columns-repeated="3"/>
          <table:table-cell table:style-name="ce32"/>
          <table:table-cell/>
          <table:table-cell table:style-name="ce32"/>
          <table:table-cell/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table:style-name="ce18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style-name="ce32" office:value-type="string" calcext:value-type="string">
            <text:p><text:span text:style-name="T2">11:30hs:</text:span>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0:00hs:Proyecto</text:span></text:p>
            <text:p><text:span text:style-name="T2">Road &amp; Dust</text:span></text:p>
            <text:p><text:span text:style-name="T1">12:00hs</text:span></text:p>
          </table:table-cell>
          <table:table-cell table:style-name="ce32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1:30hs:</text:p>
            <text:p><text:span text:style-name="T2">Respuesta a </text:span></text:p>
            <text:p><text:span text:style-name="T2">Proyecto </text:span></text:p>
            <text:p><text:span text:style-name="T2">Zero o Terciario</text:span></text:p>
            <text:p><text:span text:style-name="T3">12:00hs</text:span></text:p>
          </table:table-cell>
          <table:table-cell office:value-type="string" calcext:value-type="string">
            <text:p>11:30hs:</text:p>
            <text:p>Respuesta a </text:p>
            <text:p><text:span text:style-name="T2">Proyecto </text:span></text:p>
            <text:p><text:span text:style-name="T2">Zero o Terciario</text:span></text:p>
            <text:p><text:span text:style-name="T1">12:30hs</text:span></text:p>
          </table:table-cell>
          <table:table-cell table:style-name="ce32"/>
          <table:table-cell/>
          <table:table-cell table:style-name="ce32" office:value-type="string" calcext:value-type="string">
            <text:p>11:00hs:</text:p>
            <text:p>Respuesta a </text:p>
            <text:p><text:span text:style-name="T2">Proyecto </text:span></text:p>
            <text:p><text:span text:style-name="T2">Zero o Terciario</text:span></text:p>
            <text:p><text:span text:style-name="T1">12:00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 Galactic</text:p>
            <text:p>Gym</text:p>
            <text:p><text:span text:style-name="T1">16:30hs</text:span></text:p>
          </table:table-cell>
          <table:table-cell table:style-name="ce32"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 table:number-columns-repeated="2"/>
          <table:covered-table-cell table:style-name="ce43"/>
          <table:table-cell table:number-columns-repeated="4"/>
        </table:table-row>
        <table:table-row table:style-name="ro14">
          <table:table-cell/>
          <table:table-cell office:value-type="string" calcext:value-type="string">
            <text:p>15:30hs:</text:p>
            <text:p><text:span text:style-name="T2">Respuesta a </text:span></text:p>
            <text:p><text:span text:style-name="T2">Proyecto </text:span></text:p>
            <text:p><text:span text:style-name="T2">Zero o Terciario</text:span></text:p>
            <text:p><text:span text:style-name="T3">17:00hs</text:span></text:p>
          </table:table-cell>
          <table:table-cell office:value-type="string" calcext:value-type="string">
            <text:p><text:span text:style-name="T2">17:30hs:Baño</text:span></text:p>
            <text:p><text:span text:style-name="T3">18:30hs</text:span></text:p>
          </table:table-cell>
          <table:table-cell table:style-name="ce3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table:style-name="ce32"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table:style-name="ce32"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43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<text:span text:style-name="T2">18:00hs:</text:span></text:p>
            <text:p><text:span text:style-name="T2">Respuesta a </text:span></text:p>
            <text:p><text:span text:style-name="T2">Proyecto </text:span></text:p>
            <text:p><text:span text:style-name="T2">Zero o Terciario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1">20:00hs</text:span></text:p>
          </table:table-cell>
          <table:table-cell table:style-name="ce32" office:value-type="string" calcext:value-type="string">
            <text:p><text:span text:style-name="T2">18:00hs:Proyecto</text:span></text:p>
            <text:p><text:span text:style-name="T2">Road &amp; Dust</text:span></text:p>
            <text:p><text:span text:style-name="T1">20:00hs</text:span></text:p>
          </table:table-cell>
          <table:table-cell office:value-type="string" calcext:value-type="string">
            <text:p><text:span text:style-name="T2">18:00hs:Proyecto </text:span></text:p>
            <text:p><text:span text:style-name="T2">Zero o Terciario</text:span></text:p>
            <text:p><text:span text:style-name="T1">20:00hs</text:span></text:p>
          </table:table-cell>
          <table:table-cell table:style-name="ce32"/>
          <table:table-cell/>
          <table:table-cell table:style-name="ce44" table:number-columns-spanned="1" table:number-rows-spanned="4"/>
          <table:table-cell table:number-columns-repeated="4"/>
        </table:table-row>
        <table:table-row table:style-name="ro16">
          <table:table-cell/>
          <table:table-cell table:style-name="ce18"/>
          <table:table-cell office:value-type="string" calcext:value-type="string">
            <text:p>20:20hs:</text:p>
            <text:p>Programación</text:p>
            <text:p>Web II</text:p>
            <text:p><text:span text:style-name="T1">22:20hs</text:span></text:p>
          </table:table-cell>
          <table:table-cell table:style-name="ce32" office:value-type="string" calcext:value-type="string">
            <text:p><text:span text:style-name="T2">20:00hs:</text:span>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4">22:20hs</text:span></text:p>
          </table:table-cell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7">
          <table:table-cell table:number-columns-repeated="2"/>
          <table:table-cell table:style-name="ce31"/>
          <table:table-cell table:style-name="ce32"/>
          <table:table-cell/>
          <table:table-cell table:style-name="ce32"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table:style-name="ce31"/>
          <table:table-cell table:style-name="ce32"/>
          <table:table-cell/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/>
          <table:covered-table-cell table:style-name="ce32"/>
          <table:covered-table-cell/>
          <table:covered-table-cell table:style-name="ce32"/>
          <table:covered-table-cell/>
          <table:covered-table-cell table:style-name="ce43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00hs</text:p>
            <text:p>-</text:p>
            <text:p>00:3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46" office:value-type="string" calcext:value-type="string">
            <text:p>23:30hs</text:p>
            <text:p>-</text:p>
            <text:p>02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9">
          <table:table-cell/>
          <table:table-cell table:style-name="Default" table:number-columns-repeated="2"/>
          <table:table-cell/>
          <table:table-cell table:style-name="ce1"/>
          <table:table-cell/>
          <table:table-cell table:style-name="Default"/>
          <table:table-cell table:number-columns-repeated="5"/>
        </table:table-row>
        <table:table-row table:style-name="ro19" table:number-rows-repeated="3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9">
          <table:table-cell/>
          <table:table-cell table:style-name="Default"/>
          <table:table-cell table:style-name="ce50"/>
          <table:table-cell/>
          <table:table-cell table:style-name="Default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14:01.8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6:49:28.137811285</meta:creation-date>
    <meta:editing-duration>PT16M34S</meta:editing-duration>
    <meta:editing-cycles>6</meta:editing-cycles>
    <meta:generator>LibreOffice/6.1.3.2$Windows_X86_64 LibreOffice_project/86daf60bf00efa86ad547e59e09d6bb77c699acb</meta:generator>
    <dc:date>2021-10-12T22:14:16.951000000</dc:date>
    <meta:document-statistic meta:table-count="1" meta:cell-count="71" meta:object-count="0"/>
  </office:meta>
</office:document-meta>
</file>